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155b2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6e6fe" officeooo:paragraph-rsid="0026e6f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50e52" officeooo:paragraph-rsid="001a6fb5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0debbc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2e1d8d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f9920" officeooo:paragraph-rsid="002c1dd0" style:font-size-asian="13pt" style:font-size-complex="13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3136c9" officeooo:paragraph-rsid="003136c9" style:font-size-asian="13pt" style:font-size-complex="13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f9920" officeooo:paragraph-rsid="002c1dd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3136c9" officeooo:paragraph-rsid="003136c9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16a04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23fb1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84fbe" officeooo:paragraph-rsid="0023fb1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Bitstream Vera Sans" fo:font-size="13pt" officeooo:rsid="000af001" officeooo:paragraph-rsid="0016a048" style:font-size-asian="13pt" style:font-size-complex="13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84fbe" officeooo:paragraph-rsid="0023fb17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3426c4" officeooo:paragraph-rsid="003426c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23fb17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362d66" officeooo:paragraph-rsid="00362d6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f4444" officeooo:paragraph-rsid="002f4444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0debbc" style:font-size-asian="13pt" style:font-size-complex="13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officeooo:paragraph-rsid="0038050e"/>
    </style:style>
    <style:style style:name="T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font-size="12pt" fo:letter-spacing="normal" fo:font-style="normal" fo:font-weight="bold" officeooo:rsid="0023fb17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font-size="12pt" fo:letter-spacing="normal" fo:font-style="normal" fo:font-weight="bold" officeooo:rsid="0029dbf7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font-size="12pt" fo:letter-spacing="normal" fo:font-style="normal" fo:font-weight="bold" officeooo:rsid="0030079b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font-size="12pt" fo:letter-spacing="normal" fo:font-style="normal" fo:font-weight="bold" officeooo:rsid="003136c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font-size="12pt" fo:letter-spacing="normal" fo:font-style="normal" fo:font-weight="normal" officeooo:rsid="0023fb17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4821" style:font-weight-asian="bold" style:font-weight-complex="bold"/>
    </style:style>
    <style:style style:name="T9" style:family="text">
      <style:text-properties fo:font-weight="bold" officeooo:rsid="0029dbf7" style:font-weight-asian="bold" style:font-weight-complex="bold"/>
    </style:style>
    <style:style style:name="T10" style:family="text">
      <style:text-properties fo:font-weight="bold" officeooo:rsid="0032be1f" style:font-weight-asian="bold" style:font-weight-complex="bold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fo:font-weight="bold" officeooo:rsid="002d7b70" style:font-weight-asian="normal" style:font-weight-complex="normal"/>
    </style:style>
    <style:style style:name="T13" style:family="text">
      <style:text-properties fo:font-weight="bold" officeooo:rsid="00250e52" style:font-weight-asian="normal" style:font-weight-complex="normal"/>
    </style:style>
    <style:style style:name="T14" style:family="text">
      <style:text-properties fo:font-weight="bold" officeooo:rsid="00319d69" style:font-weight-asian="normal" style:font-weight-complex="normal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250e52" style:font-weight-asian="normal" style:font-weight-complex="normal"/>
    </style:style>
    <style:style style:name="T17" style:family="text">
      <style:text-properties officeooo:rsid="002e1d8d" style:font-weight-asian="normal" style:font-weight-complex="normal"/>
    </style:style>
    <style:style style:name="T18" style:family="text">
      <style:text-properties officeooo:rsid="0032be1f" style:font-weight-asian="normal" style:font-weight-complex="normal"/>
    </style:style>
    <style:style style:name="T19" style:family="text">
      <style:text-properties officeooo:rsid="0029dbf7"/>
    </style:style>
    <style:style style:name="T20" style:family="text">
      <style:text-properties officeooo:rsid="003404fb"/>
    </style:style>
    <style:style style:name="T21" style:family="text">
      <style:text-properties officeooo:rsid="00358617"/>
    </style:style>
    <style:style style:name="T22" style:family="text">
      <style:text-properties officeooo:rsid="0038050e"/>
    </style:style>
    <style:style style:name="T23" style:family="text">
      <style:text-properties fo:color="#222222"/>
    </style:style>
    <style:style style:name="T24" style:family="text">
      <style:text-properties fo:color="#222222" style:font-name="arial" fo:font-size="12pt" fo:font-style="normal" fo:font-weight="normal"/>
    </style:style>
    <style:style style:name="T25" style:family="text">
      <style:text-properties fo:color="#222222" style:font-name="Bitstream Vera Sans" fo:font-size="11pt" fo:font-style="normal" fo:font-weight="bold" officeooo:rsid="0038050e" style:font-size-asian="11pt" style:font-weight-asian="bold" style:font-size-complex="11pt" style:font-weight-complex="bold"/>
    </style:style>
    <style:style style:name="T26" style:family="text">
      <style:text-properties style:font-name="Bitstream Vera Sans" fo:font-size="11pt" fo:font-style="normal" fo:font-weight="bold" officeooo:rsid="0038050e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1) </text:span><text:span text:style-name="T6">Descreva com </text:span><text:span text:style-name="T2">suas palavras</text:span><text:span text:style-name="T6"> os itens abaixo no </text:span><text:span text:style-name="T2">contexto de desenvolvimento </text:span><text:span text:style-name="T3">React</text:span><text:span text:style-name="T2">.</text:span><text:span text:style-name="T4">(2 ponto</text:span><text:span text:style-name="T5">s</text:span><text:span text:style-name="T4">)</text:span></text:p>
      <text:p text:style-name="P10"/>
      <text:p text:style-name="P11">a) Componente:</text:p>
      <text:p text:style-name="P12"/>
      <text:p text:style-name="P15">Componentes são partes do código javascript <text:s/>onde é permitido exportar e reutilizar em diversas outras paginas, conforme a necessidade.</text:p>
      <text:p text:style-name="P12"/>
      <text:p text:style-name="P12"/>
      <text:p text:style-name="P11">b) <text:span text:style-name="T19">JSX</text:span>:</text:p>
      <text:p text:style-name="P11"/>
      <text:p text:style-name="P15">O JSX é um tipo de extensão que permite utilizarmos a linguagem javascript junto com as tags HTML, podendo criar elementos, templates entre outras funções.</text:p>
      <text:p text:style-name="P15"><text:s/></text:p>
      <text:p text:style-name="P11"/>
      <text:p text:style-name="P11">c) <text:span text:style-name="T19">Método render()</text:span>:</text:p>
      <text:p text:style-name="P11"/>
      <text:p text:style-name="P15">O <text:span text:style-name="T22">método</text:span> Render() <text:span text:style-name="T21">tem a função de renderizar um componente, podendo passar também propriedades, que são invocados no momento da renderização da pagina <text:s/>ou elemento.</text:span></text:p>
      <text:p text:style-name="P11"/>
      <text:p text:style-name="P11"/>
      <text:p text:style-name="P11">d) Rotas:</text:p>
      <text:p text:style-name="P11"/>
      <text:p text:style-name="P11"/>
      <text:p text:style-name="P11"><text:span text:style-name="T21">As rotas </text:span>permite<text:span text:style-name="T21">m</text:span> que você consiga configurar as rotas <text:span text:style-name="T21">do seu site conforme alguma interação do usuário, </text:span>utilizando <text:span text:style-name="T21">o React-Router.</text:span></text:p>
      <text:p text:style-name="P11"/>
      <text:p text:style-name="P11"/>
      <text:p text:style-name="P11">e) <text:span text:style-name="T19">Props</text:span>:</text:p>
      <text:p text:style-name="P11"/>
      <text:p text:style-name="P17">As Props permitem passar propriedades para algum componente onde podemos atribuir funções ou <text:span text:style-name="T22">características</text:span> para esse componente.</text:p>
      <text:p text:style-name="P11"/>
      <text:p text:style-name="P11"/>
      <text:p text:style-name="P11"><text:s/></text:p>
      <text:p text:style-name="P18">f) State:</text:p>
      <text:p text:style-name="P18"/>
      <text:p text:style-name="P20"><text:span text:style-name="T26">o State </text:span><text:span text:style-name="T25">é onde armazenamos os dados da classe ou componente, podendo alterá-los conforme alguma ação do usuário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8">2</text:span><text:span text:style-name="T7">) </text:span><text:span text:style-name="T16">Crie um projeto </text:span><text:span text:style-name="T9">react </text:span><text:span text:style-name="T18">em</text:span><text:span text:style-name="T10"> </text:span><text:span text:style-name="T16">seu github </text:span><text:span text:style-name="T17">e</text:span><text:span text:style-name="T16"> transfira o código do template usando </text:span><text:span text:style-name="T9">react</text:span><text:span text:style-name="T13"> </text:span><text:span text:style-name="T12">e pensando em sua manutenção.</text:span></text:p>
      <text:p text:style-name="P7"><text:span text:style-name="T12">M</text:span><text:span text:style-name="T11">acro Componentes(2 pontos)</text:span></text:p>
      <text:p text:style-name="P9">Rotas (1 Ponto)</text:p>
      <text:p text:style-name="P7"><text:span text:style-name="T11">Componentes Reutilizáveis (2 ponto</text:span><text:span text:style-name="T14">s</text:span><text:span text:style-name="T11">)</text:span></text:p>
      <text:p text:style-name="P9">Micro Componentes(2 pontos)</text:p>
      <text:p text:style-name="P3"/>
      <text:p text:style-name="P6"><text:span text:style-name="T12">D</text:span><text:span text:style-name="T11">ica: </text:span><text:span text:style-name="T15">você irá precisar usar o react-router, use o comando abaixo para fazer a instalação dele.</text:span></text:p>
      <text:p text:style-name="P8"><text:span text:style-name="T16">sudo npm i --save-dev react-router</text:span><text:span text:style-name="T20">@3.2.6</text:span></text:p>
      <text:p text:style-name="P3"/>
      <text:p text:style-name="P2">Coloque o link do seu github abaixo:</text:p>
      <text:p text:style-name="P2"/>
      <text:p text:style-name="P2"><text:line-break/>Após terminar a prova enviar esse arquivo no slack particular do profess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36:37.079034921</meta:creation-date>
    <dc:date>2020-10-20T16:47:54.136661850</dc:date>
    <meta:editing-duration>PT5H22M22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26" meta:character-count="1455" meta:non-whitespace-character-count="1247"/>
  </office:meta>
</office:document-meta>
</file>